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10000001EEC59157CA68C4F783.png" manifest:media-type="image/png"/>
  <manifest:file-entry manifest:full-path="Pictures/10000001000002E70000019F458BFCE679D8C86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23f317" officeooo:paragraph-rsid="0023f317" style:font-size-asian="15.75pt" style:font-weight-asian="bold" style:font-size-complex="18pt" style:font-weight-complex="bold"/>
    </style:style>
    <style:style style:name="P3"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1e0025" officeooo:paragraph-rsid="001e0025"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style:font-name="Arial1" fo:font-size="13pt" fo:language="de" fo:country="DE" style:text-underline-style="none" fo:font-weight="bold" officeooo:rsid="001e0025" officeooo:paragraph-rsid="001e0025"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Arial1" fo:font-size="13pt" officeooo:paragraph-rsid="001e0025" style:font-size-asian="13pt" style:font-size-complex="13pt"/>
    </style:style>
    <style:style style:name="P6" style:family="paragraph" style:parent-style-name="Standard">
      <style:paragraph-properties fo:text-align="start" style:justify-single-word="false"/>
      <style:text-properties style:font-name="Arial1" fo:font-size="13pt" fo:font-weight="normal" officeooo:paragraph-rsid="001e0025" style:font-size-asian="13pt" style:font-weight-asian="normal" style:font-size-complex="13pt" style:font-weight-complex="normal"/>
    </style:style>
    <style:style style:name="P7" style:family="paragraph" style:parent-style-name="Standard">
      <style:paragraph-properties fo:text-align="start" style:justify-single-word="false"/>
      <style:text-properties style:font-name="Arial1" fo:font-size="13pt" style:text-underline-style="none" fo:font-weight="normal" officeooo:rsid="001ef878" officeooo:paragraph-rsid="001ef878"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Arial1" fo:font-size="13pt" style:text-underline-style="none" fo:font-weight="bold" officeooo:rsid="0020ee9b" officeooo:paragraph-rsid="0020ee9b" style:font-size-asian="11.3500003814697pt" style:font-weight-asian="bold" style:font-size-complex="13pt" style:font-weight-complex="bold"/>
    </style:style>
    <style:style style:name="P9" style:family="paragraph" style:parent-style-name="Standard">
      <style:paragraph-properties fo:text-align="start" style:justify-single-word="false"/>
      <style:text-properties style:font-name="Arial1" fo:font-size="13pt" style:text-underline-style="none" fo:font-weight="bold" officeooo:rsid="00219647" officeooo:paragraph-rsid="00219647" style:font-size-asian="11.3500003814697pt" style:font-weight-asian="bold" style:font-size-complex="13pt" style:font-weight-complex="bold"/>
    </style:style>
    <style:style style:name="P10" style:family="paragraph" style:parent-style-name="Standard">
      <style:paragraph-properties fo:text-align="start" style:justify-single-word="false"/>
      <style:text-properties style:font-name="Arial1" fo:font-size="13pt" style:text-underline-style="none" fo:font-weight="bold" officeooo:rsid="001ef878" officeooo:paragraph-rsid="001ef878" style:font-size-asian="11.3500003814697pt" style:font-weight-asian="bold" style:font-size-complex="13pt" style:font-weight-complex="bold"/>
    </style:style>
    <style:style style:name="P11"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0ee9b" officeooo:paragraph-rsid="0020ee9b" style:font-size-asian="11.3500003814697pt" style:font-weight-asian="bold" style:font-size-complex="13pt" style:font-weight-complex="bold"/>
    </style:style>
    <style:style style:name="P12" style:family="paragraph" style:parent-style-name="Standard">
      <style:paragraph-properties fo:text-align="center" style:justify-single-word="false"/>
      <style:text-properties officeooo:paragraph-rsid="001ef878"/>
    </style:style>
    <style:style style:name="P13" style:family="paragraph" style:parent-style-name="Standard">
      <style:paragraph-properties fo:text-align="start" style:justify-single-word="false"/>
      <style:text-properties officeooo:paragraph-rsid="00219647"/>
    </style:style>
    <style:style style:name="P14" style:family="paragraph" style:parent-style-name="Standard">
      <style:paragraph-properties fo:text-align="start" style:justify-single-word="false"/>
      <style:text-properties fo:font-size="13pt" style:text-underline-style="none" fo:font-weight="bold" officeooo:rsid="001ef878" officeooo:paragraph-rsid="001ef878" style:font-size-asian="11.3500003814697pt" style:font-weight-asian="bold" style:font-size-complex="13pt" style:font-weight-complex="bold"/>
    </style:style>
    <style:style style:name="P15" style:family="paragraph" style:parent-style-name="Standard">
      <style:paragraph-properties fo:text-align="start" style:justify-single-word="false"/>
      <style:text-properties fo:font-size="13pt" style:text-underline-style="none" fo:font-weight="bold" officeooo:rsid="0023f317" officeooo:paragraph-rsid="0023f317" style:font-size-asian="11.3500003814697pt" style:font-weight-asian="bold" style:font-size-complex="13pt" style:font-weight-complex="bold"/>
    </style:style>
    <style:style style:name="P16" style:family="paragraph" style:parent-style-name="Standard">
      <style:paragraph-properties fo:text-align="start" style:justify-single-word="false"/>
      <style:text-properties fo:font-size="13pt" style:text-underline-style="solid" style:text-underline-width="auto" style:text-underline-color="font-color" fo:font-weight="bold" officeooo:rsid="001ef878" officeooo:paragraph-rsid="001ef878" style:font-size-asian="11.3500003814697pt" style:font-weight-asian="bold" style:font-size-complex="13pt" style:font-weight-complex="bold"/>
    </style:style>
    <style:style style:name="P17" style:family="paragraph" style:parent-style-name="Standard">
      <style:paragraph-properties fo:text-align="start" style:justify-single-word="false"/>
      <style:text-properties fo:font-size="13pt" style:text-underline-style="solid" style:text-underline-width="auto" style:text-underline-color="font-color" fo:font-weight="bold" officeooo:rsid="0023f317" officeooo:paragraph-rsid="0023f317" style:font-size-asian="11.3500003814697pt" style:font-weight-asian="bold" style:font-size-complex="13pt" style:font-weight-complex="bold"/>
    </style:style>
    <style:style style:name="P18" style:family="paragraph" style:parent-style-name="Standard">
      <style:paragraph-properties fo:text-align="start" style:justify-single-word="false"/>
      <style:text-properties fo:font-size="13pt" fo:font-weight="bold" officeooo:rsid="0023f317" officeooo:paragraph-rsid="0023f317" style:font-size-asian="11.3500003814697pt" style:font-weight-asian="bold" style:font-size-complex="13pt" style:font-weight-complex="bold"/>
    </style:style>
    <style:style style:name="P19" style:family="paragraph" style:parent-style-name="Standard">
      <style:paragraph-properties fo:text-align="start" style:justify-single-word="false"/>
      <style:text-properties fo:font-weight="bold" officeooo:paragraph-rsid="00219647" style:font-weight-asian="bold" style:font-weight-complex="bold"/>
    </style:style>
    <style:style style:name="P20" style:family="paragraph" style:parent-style-name="Standard">
      <style:paragraph-properties fo:text-align="start" style:justify-single-word="false"/>
      <style:text-properties fo:font-weight="bold" officeooo:rsid="0021fadd" officeooo:paragraph-rsid="0021fadd" style:font-weight-asian="bold" style:font-weight-complex="bold"/>
    </style:style>
    <style:style style:name="P21" style:family="paragraph" style:parent-style-name="Standard">
      <style:paragraph-properties fo:text-align="start" style:justify-single-word="false"/>
      <style:text-properties fo:font-size="13pt" style:text-underline-style="none" fo:font-weight="bold" officeooo:rsid="0023f317" officeooo:paragraph-rsid="0023f317" style:font-size-asian="11.3500003814697pt" style:font-weight-asian="bold" style:font-size-complex="13pt" style:font-weight-complex="bold"/>
    </style:style>
    <style:style style:name="P22" style:family="paragraph" style:parent-style-name="Standard">
      <style:paragraph-properties fo:text-align="start" style:justify-single-word="false"/>
      <style:text-properties fo:font-size="13pt" style:text-underline-style="none" fo:font-weight="bold" officeooo:rsid="00266ad6" officeooo:paragraph-rsid="00266ad6" style:font-size-asian="11.3500003814697pt" style:font-weight-asian="bold" style:font-size-complex="13pt" style:font-weight-complex="bold"/>
    </style:style>
    <style:style style:name="P23" style:family="paragraph" style:parent-style-name="Standard">
      <style:paragraph-properties fo:text-align="start" style:justify-single-word="false"/>
      <style:text-properties fo:font-size="13pt" style:text-underline-style="none" fo:font-weight="bold" officeooo:rsid="00270ffd" officeooo:paragraph-rsid="00270ffd" style:font-size-asian="11.3500003814697pt" style:font-weight-asian="bold" style:font-size-complex="13pt" style:font-weight-complex="bold"/>
    </style:style>
    <style:style style:name="P24" style:family="paragraph" style:parent-style-name="Standard">
      <style:paragraph-properties fo:text-align="start" style:justify-single-word="false"/>
      <style:text-properties officeooo:paragraph-rsid="0021fadd"/>
    </style:style>
    <style:style style:name="T1" style:family="text">
      <style:text-properties fo:font-weight="normal" style:font-weight-asian="normal" style:font-weight-complex="normal"/>
    </style:style>
    <style:style style:name="T2" style:family="text">
      <style:text-properties fo:font-weight="normal" officeooo:rsid="001e0025" style:font-weight-asian="normal" style:font-weight-complex="normal"/>
    </style:style>
    <style:style style:name="T3" style:family="text">
      <style:text-properties fo:font-weight="normal" officeooo:rsid="00219647" style:font-weight-asian="normal" style:font-weight-complex="normal"/>
    </style:style>
    <style:style style:name="T4" style:family="text">
      <style:text-properties style:font-name="Arial"/>
    </style:style>
    <style:style style:name="T5" style:family="text">
      <style:text-properties style:font-name="Arial" fo:font-weight="normal" style:font-weight-asian="normal" style:font-weight-complex="normal"/>
    </style:style>
    <style:style style:name="T6" style:family="text">
      <style:text-properties style:font-name="Arial" fo:font-size="13pt" fo:font-weight="normal" style:font-size-asian="13pt" style:font-weight-asian="normal" style:font-size-complex="13pt" style:font-weight-complex="normal"/>
    </style:style>
    <style:style style:name="T7" style:family="text">
      <style:text-properties fo:language="de" fo:country="DE" style:text-underline-style="none" fo:font-weight="bold" officeooo:rsid="001e0025" style:font-weight-asian="bold" style:font-weight-complex="bold"/>
    </style:style>
    <style:style style:name="T8" style:family="text">
      <style:text-properties fo:language="de" fo:country="DE" style:text-underline-style="none" fo:font-weight="normal" officeooo:rsid="001e0025" style:font-weight-asian="normal" style:font-weight-complex="normal"/>
    </style:style>
    <style:style style:name="T9" style:family="text">
      <style:text-properties style:font-name="Arial1"/>
    </style:style>
    <style:style style:name="T10" style:family="text">
      <style:text-properties style:font-name="Arial1" fo:font-size="18pt" style:text-underline-style="solid" style:text-underline-width="auto" style:text-underline-color="font-color" fo:font-weight="bold" officeooo:rsid="001ef878" style:font-size-asian="15.75pt" style:font-weight-asian="bold" style:font-size-complex="18pt" style:font-weight-complex="bold"/>
    </style:style>
    <style:style style:name="T11" style:family="text">
      <style:text-properties style:font-name="Arial1" fo:font-size="18pt" style:text-underline-style="solid" style:text-underline-width="auto" style:text-underline-color="font-color" fo:font-weight="bold" style:font-size-asian="18pt" style:font-weight-asian="bold" style:font-size-complex="18pt" style:font-weight-complex="bold"/>
    </style:style>
    <style:style style:name="T12" style:family="text">
      <style:text-properties style:font-name="Arial1" fo:font-weight="normal" style:font-weight-asian="normal" style:font-weight-complex="normal"/>
    </style:style>
    <style:style style:name="T13" style:family="text">
      <style:text-properties style:font-name="Arial1" fo:font-weight="normal" officeooo:rsid="00266ad6" style:font-weight-asian="normal" style:font-weight-complex="normal"/>
    </style:style>
    <style:style style:name="T14" style:family="text">
      <style:text-properties style:font-name="Arial1" style:text-underline-style="none"/>
    </style:style>
    <style:style style:name="T15" style:family="text">
      <style:text-properties style:font-name="Arial1" style:text-underline-style="none" fo:font-weight="normal" style:font-weight-asian="normal" style:font-weight-complex="normal"/>
    </style:style>
    <style:style style:name="T16" style:family="text">
      <style:text-properties style:font-name="Arial1" fo:font-size="13pt" style:text-underline-style="none" fo:font-weight="bold" officeooo:rsid="00219647" style:font-size-asian="11.3500003814697pt" style:font-weight-asian="bold" style:font-size-complex="13pt" style:font-weight-complex="bold"/>
    </style:style>
    <style:style style:name="T17" style:family="text">
      <style:text-properties style:font-name="Arial1" fo:font-size="13pt" style:text-underline-style="none" fo:font-weight="normal" officeooo:rsid="0023f317" style:font-size-asian="11.3500003814697pt" style:font-weight-asian="normal" style:font-size-complex="13pt" style:font-weight-complex="normal"/>
    </style:style>
    <style:style style:name="T18" style:family="text">
      <style:text-properties style:font-name="Arial1" fo:font-size="13pt" style:font-size-asian="13pt" style:font-size-complex="13pt"/>
    </style:style>
    <style:style style:name="T19" style:family="text">
      <style:text-properties style:font-name="Arial1" fo:font-size="13pt" fo:font-weight="bold" style:font-size-asian="13pt" style:font-weight-asian="bold" style:font-size-complex="13pt" style:font-weight-complex="bold"/>
    </style:style>
    <style:style style:name="T20" style:family="text">
      <style:text-properties style:font-name="Arial1" fo:font-size="13pt" fo:font-weight="bold" officeooo:rsid="00219647" style:font-size-asian="13pt" style:font-weight-asian="bold" style:font-size-complex="13pt" style:font-weight-complex="bold"/>
    </style:style>
    <style:style style:name="T21" style:family="text">
      <style:text-properties style:font-name="Arial1" fo:font-size="13pt" fo:font-weight="normal" style:font-size-asian="13pt" style:font-weight-asian="normal" style:font-size-complex="13pt" style:font-weight-complex="normal"/>
    </style:style>
    <style:style style:name="T22" style:family="text">
      <style:text-properties style:font-name="Arial1" fo:font-size="13pt" fo:font-weight="normal" officeooo:rsid="00219647" style:font-size-asian="13pt" style:font-weight-asian="normal" style:font-size-complex="13pt" style:font-weight-complex="normal"/>
    </style:style>
    <style:style style:name="T23" style:family="text">
      <style:text-properties style:font-name="Arial1" fo:font-size="13pt" fo:font-weight="normal" officeooo:rsid="0021fadd" style:font-size-asian="13pt" style:font-weight-asian="normal" style:font-size-complex="13pt" style:font-weight-complex="normal"/>
    </style:style>
    <style:style style:name="T24" style:family="text">
      <style:text-properties style:font-name="Arial1"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inführungsveranstaltung</text:p>
      <text:p text:style-name="P4"/>
      <text:p text:style-name="P3">Managementpositionen.</text:p>
      <text:p text:style-name="P4">Top: <text:span text:style-name="T1">Vorstand, Gesch</text:span><text:span text:style-name="T5">ä</text:span><text:span text:style-name="T1">ftsf</text:span><text:span text:style-name="T5">ü</text:span><text:span text:style-name="T1">hrer.</text:span></text:p>
      <text:p text:style-name="P4">Mittel: <text:span text:style-name="T1">Abteilungsleiter.</text:span></text:p>
      <text:p text:style-name="P4">Unten: <text:span text:style-name="T1">Teamleiter.</text:span></text:p>
      <text:p text:style-name="P4">Ausf<text:span text:style-name="T4">ü</text:span>hrung: <text:span text:style-name="T1"><text:s/>Sachbearbeiter, Arbeiter, Angestellte.</text:span></text:p>
      <text:p text:style-name="P4"><text:span text:style-name="T1"/></text:p>
      <text:p text:style-name="P3">Managements Aufgabe.</text:p>
      <text:p text:style-name="P4">Leitungsaufgabe:<text:span text:style-name="T1"> Steuerung und Koordination des Leistungserstellungsprozesses. </text:span>Rechte und Pflichten:<text:span text:style-name="T1"> Entscheidungsbefugnisse / Weisungsbefugnisse / Verantwortung.</text:span></text:p>
      <text:p text:style-name="P4"><text:span text:style-name="T1"/></text:p>
      <text:p text:style-name="P3">Was ist Steuerung ?</text:p>
      <text:p text:style-name="P5"><text:span text:style-name="T7">1. Strategische Planung: </text:span><text:span text:style-name="T1">Festlegung von Zielen, Richtlinien und Programmen. </text:span><text:span text:style-name="T2">Zeitdauer ist</text:span><text:span text:style-name="T1"> (lang- bis kurzfristig).</text:span></text:p>
      <text:p text:style-name="P5"><text:span text:style-name="T7">2. Organisationsgestaltung:</text:span><text:span text:style-name="T8"> </text:span><text:span text:style-name="T1">Schaffung von Stellen und Abteilungen mit Kompetenzen und Weisungsbefugnissen (Aufbauorganisation). Spezifikation und logische Anordnung von Aufgaben (Ablauforganisation).</text:span></text:p>
      <text:p text:style-name="P5"><text:span text:style-name="T7">3. Personalwirtschaft: </text:span>Besetzung der in der Organisationsstruktur vorgesehenen Stellen. Personalbedarfsplanung /-entwicklung /-beurteilung.</text:p>
      <text:p text:style-name="P5"><text:span text:style-name="T7">4. Führung:</text:span><text:span text:style-name="T8"> </text:span><text:span text:style-name="T1">Ausrichtung Handlungen von Personen auf gemeinsame Ziele. Motivation, Kommunikation und Konfliktbereinigung.</text:span></text:p>
      <text:p text:style-name="P5"><text:span text:style-name="T7">5. Kontrolle:</text:span><text:span text:style-name="T8"> </text:span><text:span text:style-name="T1">Soll-Ist-Vergleich → Erfassen der erzielten Ergebnisse („IST“) </text:span><text:span text:style-name="T2">und Gegenüberstellung</text:span><text:span text:style-name="T1"> mit den geplanten Zielen („SOLL“).</text:span></text:p>
      <text:p text:style-name="P6">Bei Abweichungen → <text:s/>Einleitung von Korrekturmaßnahmen Anpassung der Pläne im neuen Planungslauf. </text:p>
      <text:p text:style-name="P6"/>
      <text:p text:style-name="P12"><text:span text:style-name="T10">Teil 1 </text:span><text:span text:style-name="T11">Strategische Planung und Kontrolle </text:span></text:p>
      <text:p text:style-name="P12"><text:span text:style-name="T11"/></text:p>
      <text:p text:style-name="P16"><text:span text:style-name="T9">a) Einführung.</text:span><draw:frame draw:style-name="fr1" draw:name="Image1" text:anchor-type="char" svg:x="11.083cm" svg:y="0.004cm" svg:width="8.507cm" svg:height="5.36cm" draw:z-index="0"><draw:image xlink:href="Pictures/1000000100000310000001EEC59157CA68C4F783.png" xlink:type="simple" xlink:show="embed" xlink:actuate="onLoad" draw:mime-type="image/png"/></draw:frame></text:p>
      <text:p text:style-name="P14"><text:span text:style-name="T9">Planung: </text:span><text:span text:style-name="T12">Zukünftiges Handel durch zielorientierte Alternative suche auszuwählen.</text:span></text:p>
      <text:p text:style-name="P14"><text:span text:style-name="T9">Strategien:</text:span><text:span text:style-name="T12"> Maßnahmenbündel um nachhaltiges Erfolg zu erzielen. </text:span></text:p>
      <text:p text:style-name="P14"><text:span text:style-name="T12"/></text:p>
      <text:p text:style-name="P14"><text:span text:style-name="T12">Ziel der Strategieentwicklung ist langfristiges Überlebens des Unternehmen. Weitere Gr</text:span><text:span text:style-name="T5">ü</text:span><text:span text:style-name="T12">nde sind Kundenorientierung, Risikoerkennung, komplexitäts-reduktion.</text:span></text:p>
      <text:p text:style-name="P14"><text:span text:style-name="T12"/></text:p>
      <text:p text:style-name="P10">Fragen sind.</text:p>
      <text:p text:style-name="P7">Welche längerfristige Zielen ? Welche Geschäftsfelder ? Wie Wettbewerb bestreiten ? Welche Kompetenzen und Ressourcen ? Wie nachhaltig erfolgreich sein ?</text:p>
      <text:p text:style-name="P16"><text:soft-page-break/><text:span text:style-name="T15">Bei strategische Planung ist der Zeithorizont langfristig. Aber bei Unsicherheit und Krisensituation kurzfristig. Dabei sollten Unsicherheiten wie Verkaufspreise, Nachfrage, Rohstoffpreise, Politische Stabilität berücksichtigt werden.</text:span></text:p>
      <text:p text:style-name="P7"/>
      <text:p text:style-name="P8">Strategisches Management: <text:span text:style-name="T1">Wie werden Erfolgsunterschiede erklärt ? <text:s/>Market-based-View, Value-vased-view, Resource-based-view</text:span></text:p>
      <text:p text:style-name="P8"><text:span text:style-name="T1"/></text:p>
      <text:p text:style-name="P11">b) Visionen, Leitbilder und Ziele.</text:p>
      <text:p text:style-name="P8">Unternehmenszweck: <text:span text:style-name="T1">Welche Art von Leistungen soll das Unternehmen erbringen.</text:span></text:p>
      <text:p text:style-name="P8">Unternehmensvision: <text:span text:style-name="T1">Was m</text:span><text:span text:style-name="T5">ö</text:span><text:span text:style-name="T1">chte das Unternehmen in der Zukunft erreichen. Es sollte Plausibel, Prägnant, </text:span><text:span text:style-name="T3">Anspornend</text:span><text:span text:style-name="T1"> und Richtungsweise</text:span><text:span text:style-name="T3">nd</text:span><text:span text:style-name="T1"> sein.</text:span></text:p>
      <text:p text:style-name="P8"><text:span text:style-name="T1"/></text:p>
      <text:p text:style-name="P9">Externe Unternehmens Stakeholder: <text:span text:style-name="T1">Fremdkapitalgeber, Lieferanten, Kunden, Wettbewerber, Staat.</text:span></text:p>
      <text:p text:style-name="P9">Interne Stakeholder: <text:span text:style-name="T1">Mitarbeiter, Eigenkapitalgeber, Führungskräfte. </text:span></text:p>
      <text:p text:style-name="P9">Unternehmensleitbild: <text:span text:style-name="T1">Wertvorstellungen eines Unternehmens. Leitbild umfasst eine Orientierung über Ziele und verhalten zu Stakeholdern. </text:span></text:p>
      <text:p text:style-name="P13"><text:span text:style-name="T16">Leitbilder Funktion: </text:span><text:span text:style-name="T18">Steuerung Zielsetzungen und Strategien, Entscheidungskoordination, Motivationsfunktion, Kommunikationsfunktion.</text:span></text:p>
      <text:p text:style-name="P13"><text:span text:style-name="T18"/></text:p>
      <text:p text:style-name="P13"><text:span text:style-name="T19">Unternehmensgrundsätze und –Leitbild Beispiele: </text:span><text:span text:style-name="T21">Obergrenze für Wochenarbeitszeit, Work/Life-Balance, streben nach der besten Lösung, Wir gehen für unsere Kunden die Extra-Meile, Unfallverhütung, Keine Diskriminierung, Keine Kinderarbeit, Fair-Trade.</text:span></text:p>
      <text:p text:style-name="P19"><text:span text:style-name="T18"/></text:p>
      <text:p text:style-name="P13"><text:span text:style-name="T20">Unternehmens Image: </text:span><text:span text:style-name="T22">Gebildet durch </text:span><text:span text:style-name="T18">Verhalten des Unternehmens, Corporate Design, Corporate Behaviour und Corporate Communication.</text:span></text:p>
      <text:p text:style-name="P13"><text:span text:style-name="T18"/></text:p>
      <text:p text:style-name="P20"><text:span text:style-name="T18">Unternehmensziele.</text:span><draw:frame draw:style-name="fr1" draw:name="Image2" text:anchor-type="char" svg:x="8.622cm" svg:y="0.462cm" svg:width="9.91cm" svg:height="5.618cm" draw:z-index="1"><draw:image xlink:href="Pictures/10000001000002E70000019F458BFCE679D8C86B.png" xlink:type="simple" xlink:show="embed" xlink:actuate="onLoad" draw:mime-type="image/png"/></draw:frame></text:p>
      <text:p text:style-name="P20"><text:span text:style-name="T18">Sachziele: </text:span><text:span text:style-name="T21">Verkaufszahlen, Produktqualität, Kundenzufriedenheit, Produktivität.</text:span></text:p>
      <text:p text:style-name="P20"><text:span text:style-name="T18">Sozialziele: </text:span><text:span text:style-name="T21">Erhalt Arbeitspl</text:span><text:span text:style-name="T6">ä</text:span><text:span text:style-name="T21">tze, Gute Vergütung, Soziale Verantwortung.</text:span></text:p>
      <text:p text:style-name="P20"><text:span text:style-name="T18">Wertziele: </text:span><text:span text:style-name="T21">Umsatz, Kosten, Liquidität, Gewinn, Unternehmenswert. </text:span></text:p>
      <text:p text:style-name="P20"><text:span text:style-name="T21"/></text:p>
      <text:p text:style-name="P24"><text:span text:style-name="T23">Sh</text:span><text:span text:style-name="T17">areholder Value = Unternehmenswert – Fremdkapitalwert </text:span></text:p>
      <text:p text:style-name="P20"><text:span text:style-name="T21"/></text:p>
      <text:p text:style-name="P2">Teil 2</text:p>
      <text:p text:style-name="P18"><text:span text:style-name="T14">Ziele sollten SMART sein: </text:span><text:span text:style-name="T15">Spezifisch (Korrekt erfassbar), Messbar (mit Kenngrößen definiert), Attraktiv (durch Eigene kraft erreichbar), Realistisch (erreichbar), Terminiert (innerhalb bestimmten zeit erreichbar).</text:span></text:p>
      <text:p text:style-name="P17"><text:soft-page-break/><text:span text:style-name="T9">Zielbeziehungen</text:span></text:p>
      <text:p text:style-name="P15"><text:span text:style-name="T9">Komplementäre Ziele: </text:span><text:span text:style-name="T12">abhängig, ergänzen sich.</text:span></text:p>
      <text:p text:style-name="P15"><text:span text:style-name="T9">Zielkonflikte: </text:span><text:span text:style-name="T12">konkurrierende ziele. Randordnung um zu lösen.</text:span></text:p>
      <text:p text:style-name="P15"><text:span text:style-name="T9">Indifferente ziele: </text:span><text:span text:style-name="T12">unabhängig von einander.</text:span></text:p>
      <text:p text:style-name="P15"><text:span text:style-name="T12"/></text:p>
      <text:p text:style-name="P15"><text:span text:style-name="T24">Kennzahlen</text:span><text:span text:style-name="T12"> </text:span></text:p>
      <text:p text:style-name="P15"><text:span text:style-name="T9">1. EBIT</text:span><text:span text:style-name="T12"> (Earnings Before Interest and Taxes) - Gewinn vor Zinsen und Steuern. Es zeigt, wie profitabel das Kerngeschäft eines Unternehmens ist, ohne die Auswirkungen der Finanzierung und Steuern zu berücksichtigen. </text:span><text:span text:style-name="T13">(Management ist verantwortlich)</text:span></text:p>
      <text:p text:style-name="P15"><text:span text:style-name="T12"/></text:p>
      <text:p text:style-name="P15"><text:span text:style-name="T9">2. EBITDA</text:span><text:span text:style-name="T12"> (Earnings Before Interest, Taxes, Depreciation, and Amortization) - Gewinn vor Zinsen, Steuern, Abschreibungen und Amortisation. Sie zeigt, wie profitabel das Kerngeschäft ist, ohne die Auswirkungen von Abschreibungen und Amortisation zu berücksichtigen. </text:span></text:p>
      <text:p text:style-name="P15"><text:span text:style-name="T12"/></text:p>
      <text:p text:style-name="P15"><text:span text:style-name="T9">3. NOPAT</text:span><text:span text:style-name="T12"> (Net Operating Profit After Tax) - Nettoertrag aus dem operativen Geschäft nach Steuern. Ist der <text:s/>Gewinn eines Unternehmens aus seinen operativen Aktivitäten nach Berücksichtigung von Steuern</text:span></text:p>
      <text:p text:style-name="P15"><text:span text:style-name="T12"/></text:p>
      <text:p text:style-name="P15"><text:span text:style-name="T9">4. WACC</text:span><text:span text:style-name="T12"> (Weighted Average Cost of Capital) - gewichteter durchschnittlicher Kapitalkostensatz. <text:s/>Ist der durchschnittliche Zinssatz, den ein Unternehmen zahlen muss, um Kapital von verschiedenen Quellen zu beschaffen.</text:span></text:p>
      <text:p text:style-name="P15"><text:span text:style-name="T12"/></text:p>
      <text:p text:style-name="P15"><text:span text:style-name="T9">5. EVA</text:span><text:span text:style-name="T12"> (Economic Value Added) - Wirtschaftlicher Gewinnbeitrag. Es vergleicht den Gewinn eines Unternehmens mit den Kapitalkosten und zeigt, ob das Unternehmen einen Mehrwert für seine Kapitalgeber erzielt.</text:span></text:p>
      <text:p text:style-name="P15"><text:span text:style-name="T12"/></text:p>
      <text:p text:style-name="P15"><text:span text:style-name="T9">6. Rentabilität</text:span><text:span text:style-name="T12"> - Maß für die Gewinnfähigkeit eines Unternehmens im Verhältnis zu den Kosten oder dem investierten Kapital. Es gibt verschiedene Arten der Rentabilität, wie ROE und ROA, die verschiedene Aspekte der Leistung bewerten.</text:span></text:p>
      <text:p text:style-name="P15"><text:span text:style-name="T12"/></text:p>
      <text:p text:style-name="P22"><text:span text:style-name="T12">EK-Rentabilität = (EBIT € / EK €) * 100</text:span></text:p>
      <text:p text:style-name="P22"><text:span text:style-name="T12">Umsatz-Rentabilität = (EBIT € / Umsatz €) * 100 </text:span></text:p>
      <text:p text:style-name="P22"><text:span text:style-name="T12">ROI = (EBIT € / gesamt-kapital (EK + FK) € ) * 100</text:span></text:p>
      <text:p text:style-name="P22"><text:span text:style-name="T12">Gesamt-kapital-rentabilität = (EBIT + Zinsen) / (EK + FK)</text:span></text:p>
      <text:p text:style-name="P23"><text:span text:style-name="T12">rWACC = rEK * EK / GK + rFK * FK / GK</text:span></text:p>
      <text:p text:style-name="P23"><text:span text:style-name="T12">EVA = NOPAT – (investiertes kapital * WACC) = gesamte Ertrag – gesamte Kosten.</text:span></text:p>
      <text:p text:style-name="P23"><text:span text:style-name="T12">1. EVA &gt; 0 → positiv</text:span></text:p>
      <text:p text:style-name="P23"><text:span text:style-name="T12">2. EVA = 0 →</text:span></text:p>
      <text:p text:style-name="P23"><text:span text:style-name="T12">3. EVA &lt; 0 → negativ <text:s text:c="3"/></text:span></text:p>
      <text:p text:style-name="P22"><text:span text:style-name="T12"/></text:p>
      <text:p text:style-name="P20"><text:span text:style-name="T2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21:53:07.062000000</meta:creation-date>
    <dc:date>2023-11-07T16:51:18.344000000</dc:date>
    <meta:editing-duration>PT8H36M59S</meta:editing-duration>
    <meta:editing-cycles>11</meta:editing-cycles>
    <meta:generator>LibreOffice/7.6.2.1$Windows_X86_64 LibreOffice_project/56f7684011345957bbf33a7ee678afaf4d2ba333</meta:generator>
    <meta:document-statistic meta:table-count="0" meta:image-count="2" meta:object-count="0" meta:page-count="3" meta:paragraph-count="60" meta:word-count="654" meta:character-count="5530" meta:non-whitespace-character-count="4914"/>
  </office:meta>
</office:document-meta>
</file>